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F000003B839EF8F45262F75F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458cm" fo:min-width="0.208cm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draw:layer="layout" svg:width="1cm" svg:height="1cm" svg:x="1.4cm" svg:y="2.8cm">
          <text:p text:style-name="P1">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draw:layer="layout" svg:width="1cm" svg:height="1cm" svg:x="9.6cm" svg:y="11.2cm">
          <text:p text:style-name="P1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20.6cm" svg:y="10cm">
          <text:p text:style-name="P1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26.8cm" svg:y="5.4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26.8cm" svg:y="1.2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15.2cm" svg:y="19.8cm">
          <text:p text:style-name="P1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25.2cm" svg:y="3.2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10.6cm" svg:y="0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22.6cm" svg:y="1.2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6.2cm" svg:y="3.2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30.8cm" svg:y="10.4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cm" svg:height="1cm" svg:x="22.8cm" svg:y="8.6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64F000003B839EF8F45262F75F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9000015258789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08cm" fo:margin-bottom="0cm" fo:text-indent="0cm"/>
      <style:text-properties fo:font-size="28.700000762939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07cm" fo:margin-bottom="0cm" fo:text-indent="0cm"/>
      <style:text-properties fo:font-size="24.6000003814697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03cm" fo:margin-bottom="0cm" fo:text-indent="0cm"/>
      <style:text-properties fo:font-size="20.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.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.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.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.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.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5.2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02cm" fo:page-height="21.59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  <draw:page-thumbnail draw:layer="backgroundobjects" svg:width="8.999cm" svg:height="5.883cm" svg:x="1cm" svg:y="3.331cm"/>
      <draw:page-thumbnail draw:layer="backgroundobjects" svg:width="8.999cm" svg:height="5.883cm" svg:x="1cm" svg:y="11.907cm"/>
      <draw:page-thumbnail draw:layer="backgroundobjects" svg:width="8.999cm" svg:height="5.883cm" svg:x="1cm" svg:y="20.483cm"/>
      <draw:page-thumbnail draw:layer="backgroundobjects" svg:width="8.999cm" svg:height="5.883cm" svg:x="11cm" svg:y="3.331cm"/>
      <draw:page-thumbnail draw:layer="backgroundobjects" svg:width="8.999cm" svg:height="5.883cm" svg:x="11cm" svg:y="11.907cm"/>
      <draw:page-thumbnail draw:layer="backgroundobjects" svg:width="8.999cm" svg:height="5.883cm" svg:x="11cm" svg:y="20.483cm"/>
    </style:handout-master>
    <style:master-page style:name="Standard" style:page-layout-name="PM1" draw:style-name="Mdp1">
      <draw:frame presentation:style-name="Standard-title" draw:layer="backgroundobjects" svg:width="29.717cm" svg:height="3.605cm" svg:x="1.651cm" svg:y="0.858cm" presentation:class="title" presentation:placeholder="true">
        <draw:text-box/>
      </draw:frame>
      <draw:frame presentation:style-name="Standard-outline1" draw:layer="backgroundobjects" svg:width="29.717cm" svg:height="12.521cm" svg:x="1.651cm" svg:y="5.051cm" presentation:class="outline" presentation:placeholder="true">
        <draw:text-box/>
      </draw:frame>
      <draw:frame presentation:style-name="Mpr1" draw:text-style-name="MP2" draw:layer="backgroundobjects" svg:width="7.692cm" svg:height="1.489cm" svg:x="1.651cm" svg:y="19.66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10.466cm" svg:height="1.489cm" svg:x="11.291cm" svg:y="19.66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7.692cm" svg:height="1.489cm" svg:x="23.673cm" svg:y="19.667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17:39:08.536448877</meta:creation-date>
    <dc:date>2017-03-07T17:43:44.161257484</dc:date>
    <meta:editing-duration>PT4M36S</meta:editing-duration>
    <meta:editing-cycles>1</meta:editing-cycles>
    <meta:document-statistic meta:object-count="35"/>
    <meta:generator>LibreOffice/5.2.2.2$Linux_X86_64 LibreOffice_project/20m0$Build-2</meta:generator>
  </office:meta>
</office:document-meta>
</file>